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bcb8" officeooo:paragraph-rsid="0001bcb8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/03/2019 → Creación del proyecto del back. Entidades y repositorios. 2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3-17T17:00:37.333000000</dc:date>
    <meta:editing-duration>PT4M47S</meta:editing-duration>
    <meta:editing-cycles>1</meta:editing-cycles>
    <meta:document-statistic meta:table-count="0" meta:image-count="0" meta:object-count="0" meta:page-count="1" meta:paragraph-count="1" meta:word-count="11" meta:character-count="74" meta:non-whitespace-character-count="64"/>
  </office:meta>
</office:document-meta>
</file>